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5ce" fo:border="0.74pt solid #000000"/>
    </style:style>
    <style:style style:name="ce2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4" office:value-type="string" calcext:value-type="string">
            <text:p>ransac_trans</text:p>
          </table:table-cell>
          <table:table-cell table:style-name="ce4" office:value-type="string" calcext:value-type="string">
            <text:p>ransac_thresh</text:p>
          </table:table-cell>
          <table:table-cell table:style-name="ce4" office:value-type="string" calcext:value-type="string">
            <text:p>ransac_iter</text:p>
          </table:table-cell>
          <table:table-cell table:style-name="ce4" office:value-type="string" calcext:value-type="string">
            <text:p>ransac_conf</text:p>
          </table:table-cell>
          <table:table-cell table:style-name="ce4" office:value-type="string" calcext:value-type="string">
            <text:p>median_rat</text:p>
          </table:table-cell>
          <table:table-cell table:style-name="ce4" office:value-type="string" calcext:value-type="string">
            <text:p>sing_compare</text:p>
          </table:table-cell>
          <table:table-cell table:style-name="ce4" office:value-type="string" calcext:value-type="string">
            <text:p>gen_mean</text:p>
          </table:table-cell>
          <table:table-cell table:style-name="ce4" office:value-type="string" calcext:value-type="string">
            <text:p>gen_low</text:p>
          </table:table-cell>
          <table:table-cell table:style-name="ce4" office:value-type="string" calcext:value-type="string">
            <text:p>imp_mean</text:p>
          </table:table-cell>
          <table:table-cell table:style-name="ce4" office:value-type="string" calcext:value-type="string">
            <text:p>imp_high</text:p>
          </table:table-cell>
          <table:table-cell table:style-name="ce4" office:value-type="string" calcext:value-type="string">
            <text:p>eer</text:p>
          </table:table-cell>
          <table:table-cell table:style-name="ce4" office:value-type="string" calcext:value-type="string">
            <text:p>time(ms)</text:p>
          </table:table-cell>
          <table:table-cell table:style-name="ce6" office:value-type="string" calcext:value-type="string">
            <text:p>gm/im</text:p>
          </table:table-cell>
          <table:table-cell table:style-name="ce6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5240050" calcext:value-type="float">
            <text:p>524005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3106930" calcext:value-type="float">
            <text:p>31069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1703640" calcext:value-type="float">
            <text:p>170364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1068200" calcext:value-type="float">
            <text:p>1068200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5602450" calcext:value-type="float">
            <text:p>560245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3154530" calcext:value-type="float">
            <text:p>315453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1713660" calcext:value-type="float">
            <text:p>1713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1108100" calcext:value-type="float">
            <text:p>110810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5524800" calcext:value-type="float">
            <text:p>55248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3006220" calcext:value-type="float">
            <text:p>300622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1765240" calcext:value-type="float">
            <text:p>17652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1109050" calcext:value-type="float">
            <text:p>1109050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503137" calcext:value-type="float">
            <text:p>50313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458292" calcext:value-type="float">
            <text:p>458292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472603" calcext:value-type="float">
            <text:p>472603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408495" calcext:value-type="float">
            <text:p>408495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512155" calcext:value-type="float">
            <text:p>512155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455536" calcext:value-type="float">
            <text:p>455536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423926" calcext:value-type="float">
            <text:p>423926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412833" calcext:value-type="float">
            <text:p>412833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495613" calcext:value-type="float">
            <text:p>495613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454892" calcext:value-type="float">
            <text:p>454892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423167" calcext:value-type="float">
            <text:p>42316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407498" calcext:value-type="float">
            <text:p>40749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433229" calcext:value-type="float">
            <text:p>43322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422863" calcext:value-type="float">
            <text:p>422863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420813" calcext:value-type="float">
            <text:p>420813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410854" calcext:value-type="float">
            <text:p>41085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437532" calcext:value-type="float">
            <text:p>437532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437612" calcext:value-type="float">
            <text:p>437612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430436" calcext:value-type="float">
            <text:p>430436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408126" calcext:value-type="float">
            <text:p>408126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423298" calcext:value-type="float">
            <text:p>423298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425079" calcext:value-type="float">
            <text:p>425079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424441" calcext:value-type="float">
            <text:p>424441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411970" calcext:value-type="float">
            <text:p>411970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 table:number-rows-repeated="17">
          <table:table-cell table:style-name="ce2" table:number-columns-repeated="12"/>
          <table:table-cell table:number-columns-repeated="6"/>
        </table:table-row>
        <table:table-row table:style-name="ro1">
          <table:table-cell table:style-name="ce2" table:number-columns-repeated="1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4:16:13.277314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5T13:59:13.719260001</dc:date>
    <meta:editing-duration>PT1H29M3S</meta:editing-duration>
    <meta:editing-cycles>11</meta:editing-cycles>
    <meta:generator>LibreOffice/7.0.3.1$Linux_X86_64 LibreOffice_project/00$Build-1</meta:generator>
    <meta:document-statistic meta:table-count="1" meta:cell-count="526" meta:object-count="0"/>
  </office:meta>
</office:document-meta>
</file>